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25cm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="Arrow" draw:marker-start-width="0.2cm" draw:marker-end="Arrow" draw:marker-end-width="0.2cm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true" fo:min-height="0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draw:marker-start="Arrow" draw:marker-start-width="0.2cm" draw:marker-end="" draw:marker-end-width="0.2cm" draw:textarea-horizontal-align="center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svg:stroke-width="0.025cm" draw:marker-end="Arrow" draw:marker-end-width="0.15cm" draw:textarea-horizontal-align="center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false" fo:min-height="0.712cm" fo:min-width="6.61cm" fo:padding-top="0.137cm" fo:padding-bottom="0.137cm" fo:padding-left="0.262cm" fo:padding-right="0.262cm"/>
    </style:style>
    <style:style style:name="gr9" style:family="graphic" style:parent-style-name="standard">
      <style:graphic-properties draw:stroke="none" draw:stroke-dash="Ultrafine_20_Dashed" svg:stroke-width="0.025cm" svg:stroke-color="#000000" draw:fill="none" draw:fill-color="#ffffff" draw:textarea-horizontal-align="left" draw:auto-grow-height="true" draw:auto-grow-width="true" fo:min-height="0cm" fo:min-width="0cm" fo:padding-top="0.137cm" fo:padding-bottom="0.137cm" fo:padding-left="0.262cm" fo:padding-right="0.262cm"/>
    </style:style>
    <style:style style:name="gr10" style:family="graphic" style:parent-style-name="standard">
      <style:graphic-properties draw:stroke="dash" draw:stroke-dash="Ultrafine_20_Dashed" svg:stroke-width="0.025cm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0pt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center"/>
      <style:text-properties fo:font-size="10pt" fo:font-weight="bold"/>
    </style:style>
    <style:style style:name="P7" style:family="paragraph">
      <style:paragraph-properties fo:margin-left="0cm" fo:margin-right="0cm" fo:text-indent="0cm"/>
      <style:text-properties fo:font-size="10pt"/>
    </style:style>
    <style:style style:name="P8" style:family="paragraph">
      <style:paragraph-properties fo:margin-left="0cm" fo:margin-right="0cm" fo:text-indent="0cm"/>
      <style:text-properties fo:font-size="12pt" fo:font-style="normal"/>
    </style:style>
    <style:style style:name="T1" style:family="text">
      <style:text-properties fo:font-size="10pt"/>
    </style:style>
    <style:style style:name="T2" style:family="text">
      <style:text-properties fo:font-family="Arial" style:font-style-name="Regular" style:font-family-generic="swiss" style:font-pitch="variable" fo:font-size="10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3" style:family="text">
      <style:text-properties fo:font-size="10pt" fo:font-weight="bold"/>
    </style:style>
    <style:style style:name="T4" style:family="text">
      <style:text-properties fo:font-size="10pt" fo:letter-spacing="-0.004cm"/>
    </style:style>
    <style:style style:name="T5" style:family="text">
      <style:text-properties style:text-position="super 58%" fo:font-size="10pt" style:text-overline-style="none" style:text-overline-color="font-color"/>
    </style:style>
    <style:style style:name="T6" style:family="text">
      <style:text-properties fo:font-size="12pt" fo:font-style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office:forms form:automatic-focus="false" form:apply-design-mode="false"/>
        <draw:g>
          <draw:polyline draw:style-name="gr1" draw:text-style-name="P1" draw:layer="layout" svg:width="20.15cm" svg:height="5.208cm" draw:transform="rotate (-0.199840199354499) translate (0.679cm -1.21cm)" svg:viewBox="0 0 20151 5209" draw:points="0,-558 3920,-1352 4714,2568 5204,2469 4410,-1451 8331,-2246 9125,1675 10105,1476 9906,496 10886,298 11283,2258 12263,2059 11866,99 12846,-99 13243,1861 14224,1662 13827,-298 14807,-496 15204,1464 16184,1265 15787,-695 16767,-893 17164,1067 18144,868 17945,-112 18926,-310 18926,-310 20151,-558 19729,-2641">
            <text:p/>
          </draw:polyline>
          <draw:path draw:style-name="gr2" draw:text-style-name="P1" draw:layer="layout" svg:width="0.507cm" svg:height="0.988cm" svg:x="20.012cm" svg:y="1.71cm" svg:viewBox="0 0 508 989" svg:d="m0 989c28-114 26-238 94-339 154-229 129 272 198-48 20-95 38-189 47-282 29-303 94 220 141-94l28-94v-94-38">
            <text:p/>
          </draw:path>
          <draw:line draw:style-name="gr3" draw:text-style-name="P1" draw:layer="layout" svg:x1="0.265cm" svg:y1="0.831cm" svg:x2="0.265cm" svg:y2="6.456cm">
            <text:p/>
          </draw:line>
          <draw:line draw:style-name="gr3" draw:text-style-name="P1" draw:layer="layout" svg:x1="20.015cm" svg:y1="4.831cm" svg:x2="20.015cm" svg:y2="6.456cm">
            <text:p/>
          </draw:line>
          <draw:line draw:style-name="gr4" draw:text-style-name="P1" draw:layer="layout" svg:x1="4.265cm" svg:y1="6.331cm" svg:x2="0.265cm" svg:y2="6.331cm">
            <text:p/>
          </draw:line>
          <draw:line draw:style-name="gr3" draw:text-style-name="P1" draw:layer="layout" svg:x1="4.265cm" svg:y1="4.831cm" svg:x2="4.265cm" svg:y2="6.456cm">
            <text:p/>
          </draw:line>
          <draw:line draw:style-name="gr3" draw:text-style-name="P1" draw:layer="layout" svg:x1="4.765cm" svg:y1="4.831cm" svg:x2="4.765cm" svg:y2="6.456cm">
            <text:p/>
          </draw:line>
          <draw:line draw:style-name="gr3" draw:text-style-name="P1" draw:layer="layout" svg:x1="8.765cm" svg:y1="4.831cm" svg:x2="8.765cm" svg:y2="6.456cm">
            <text:p/>
          </draw:line>
          <draw:line draw:style-name="gr3" draw:text-style-name="P1" draw:layer="layout" svg:x1="18.765cm" svg:y1="3.831cm" svg:x2="18.765cm" svg:y2="6.456cm">
            <text:p/>
          </draw:line>
          <draw:frame draw:style-name="gr5" draw:text-style-name="P3" draw:layer="layout" svg:width="1.677cm" svg:height="0.669cm" svg:x="1.39cm" svg:y="5.787cm">
            <draw:text-box>
              <text:p text:style-name="P2"><text:span text:style-name="T1">300 ms</text:span></text:p>
            </draw:text-box>
          </draw:frame>
          <draw:frame draw:style-name="gr5" draw:text-style-name="P3" draw:layer="layout" svg:width="1.677cm" svg:height="0.669cm" svg:x="5.89cm" svg:y="5.787cm">
            <draw:text-box>
              <text:p text:style-name="P2"><text:span text:style-name="T1">300 ms</text:span></text:p>
            </draw:text-box>
          </draw:frame>
          <draw:frame draw:style-name="gr5" draw:text-style-name="P3" draw:layer="layout" svg:width="2.271cm" svg:height="0.669cm" svg:x="13.399cm" svg:y="5.787cm">
            <draw:text-box>
              <text:p text:style-name="P2"><text:span text:style-name="T1">10 </text:span><text:span text:style-name="T2">× </text:span><text:span text:style-name="T1">30 ms</text:span></text:p>
            </draw:text-box>
          </draw:frame>
          <draw:line draw:style-name="gr4" draw:text-style-name="P1" draw:layer="layout" svg:x1="8.765cm" svg:y1="6.331cm" svg:x2="4.765cm" svg:y2="6.331cm">
            <text:p/>
          </draw:line>
          <draw:line draw:style-name="gr4" draw:text-style-name="P1" draw:layer="layout" svg:x1="18.765cm" svg:y1="6.331cm" svg:x2="8.765cm" svg:y2="6.331cm">
            <text:p/>
          </draw:line>
          <draw:line draw:style-name="gr4" draw:text-style-name="P1" draw:layer="layout" svg:x1="20.015cm" svg:y1="6.331cm" svg:x2="18.765cm" svg:y2="6.331cm">
            <text:p/>
          </draw:line>
          <draw:line draw:style-name="gr6" draw:text-style-name="P1" draw:layer="layout" svg:x1="20.015cm" svg:y1="6.331cm" svg:x2="21.265cm" svg:y2="6.331cm">
            <text:p/>
          </draw:line>
          <draw:line draw:style-name="gr3" draw:text-style-name="P4" draw:layer="layout" svg:x1="4.265cm" svg:y1="6.331cm" svg:x2="4.765cm" svg:y2="6.331cm">
            <text:p/>
          </draw:line>
          <draw:frame draw:style-name="gr5" draw:text-style-name="P3" draw:layer="layout" svg:width="1.838cm" svg:height="0.669cm" svg:x="1.331cm" svg:y="0.287cm">
            <draw:text-box>
              <text:p text:style-name="P2"><text:span text:style-name="T1">1900 Hz</text:span></text:p>
            </draw:text-box>
          </draw:frame>
          <draw:frame draw:style-name="gr5" draw:text-style-name="P3" draw:layer="layout" svg:width="1.838cm" svg:height="0.669cm" svg:x="5.863cm" svg:y="0.287cm">
            <draw:text-box>
              <text:p text:style-name="P2"><text:span text:style-name="T1">1900 Hz</text:span></text:p>
            </draw:text-box>
          </draw:frame>
          <draw:frame draw:style-name="gr5" draw:text-style-name="P3" draw:layer="layout" svg:width="0.915cm" svg:height="0.669cm" svg:x="4.044cm" svg:y="5.789cm">
            <draw:text-box>
              <text:p text:style-name="P2"><text:span text:style-name="T1">10</text:span></text:p>
            </draw:text-box>
          </draw:frame>
          <draw:frame draw:style-name="gr5" draw:text-style-name="P6" draw:layer="layout" svg:width="0.894cm" svg:height="1.063cm" svg:x="9.804cm" svg:y="3.823cm">
            <draw:text-box>
              <text:p text:style-name="P5"><text:span text:style-name="T1">bit</text:span></text:p>
              <text:p text:style-name="P5"><text:span text:style-name="T3">0</text:span></text:p>
            </draw:text-box>
          </draw:frame>
          <draw:frame draw:style-name="gr5" draw:text-style-name="P6" draw:layer="layout" svg:width="0.894cm" svg:height="1.063cm" svg:x="10.804cm" svg:y="3.831cm">
            <draw:text-box>
              <text:p text:style-name="P5"><text:span text:style-name="T1">bit</text:span></text:p>
              <text:p text:style-name="P5"><text:span text:style-name="T3">1</text:span></text:p>
            </draw:text-box>
          </draw:frame>
          <draw:frame draw:style-name="gr5" draw:text-style-name="P6" draw:layer="layout" svg:width="0.894cm" svg:height="1.063cm" svg:x="11.812cm" svg:y="3.831cm">
            <draw:text-box>
              <text:p text:style-name="P5"><text:span text:style-name="T1">bit</text:span></text:p>
              <text:p text:style-name="P5"><text:span text:style-name="T3">2</text:span></text:p>
            </draw:text-box>
          </draw:frame>
          <draw:frame draw:style-name="gr5" draw:text-style-name="P6" draw:layer="layout" svg:width="0.894cm" svg:height="1.063cm" svg:x="12.801cm" svg:y="3.831cm">
            <draw:text-box>
              <text:p text:style-name="P5"><text:span text:style-name="T1">bit</text:span></text:p>
              <text:p text:style-name="P5"><text:span text:style-name="T3">3</text:span></text:p>
            </draw:text-box>
          </draw:frame>
          <draw:frame draw:style-name="gr5" draw:text-style-name="P6" draw:layer="layout" svg:width="0.894cm" svg:height="1.063cm" svg:x="13.765cm" svg:y="3.831cm">
            <draw:text-box>
              <text:p text:style-name="P5"><text:span text:style-name="T1">bit</text:span></text:p>
              <text:p text:style-name="P5"><text:span text:style-name="T3">4</text:span></text:p>
            </draw:text-box>
          </draw:frame>
          <draw:frame draw:style-name="gr5" draw:text-style-name="P6" draw:layer="layout" svg:width="0.894cm" svg:height="1.063cm" svg:x="14.808cm" svg:y="3.831cm">
            <draw:text-box>
              <text:p text:style-name="P5"><text:span text:style-name="T1">bit</text:span></text:p>
              <text:p text:style-name="P5"><text:span text:style-name="T3">5</text:span></text:p>
            </draw:text-box>
          </draw:frame>
          <draw:frame draw:style-name="gr5" draw:text-style-name="P6" draw:layer="layout" svg:width="0.894cm" svg:height="1.063cm" svg:x="15.782cm" svg:y="3.831cm">
            <draw:text-box>
              <text:p text:style-name="P5"><text:span text:style-name="T1">bit</text:span></text:p>
              <text:p text:style-name="P5"><text:span text:style-name="T3">6</text:span></text:p>
            </draw:text-box>
          </draw:frame>
          <draw:frame draw:style-name="gr5" draw:text-style-name="P6" draw:layer="layout" svg:width="0.894cm" svg:height="1.063cm" svg:x="16.765cm" svg:y="3.831cm">
            <draw:text-box>
              <text:p text:style-name="P5"><text:span text:style-name="T1">bit</text:span></text:p>
              <text:p text:style-name="P5"><text:span text:style-name="T3">7</text:span></text:p>
            </draw:text-box>
          </draw:frame>
          <draw:frame draw:style-name="gr5" draw:text-style-name="P4" draw:layer="layout" svg:width="1.216cm" svg:height="1.063cm" svg:x="8.64cm" svg:y="3.831cm">
            <draw:text-box>
              <text:p text:style-name="P5"><text:span text:style-name="T1">start</text:span></text:p>
              <text:p text:style-name="P5"><text:span text:style-name="T1">bit</text:span></text:p>
            </draw:text-box>
          </draw:frame>
          <draw:frame draw:style-name="gr5" draw:text-style-name="P4" draw:layer="layout" svg:width="1.182cm" svg:height="1.063cm" svg:x="17.716cm" svg:y="3.831cm">
            <draw:text-box>
              <text:p text:style-name="P5"><text:span text:style-name="T1">stop</text:span></text:p>
              <text:p text:style-name="P5"><text:span text:style-name="T1">bit</text:span></text:p>
            </draw:text-box>
          </draw:frame>
          <draw:frame draw:style-name="gr5" draw:text-style-name="P3" draw:layer="layout" svg:width="1.39cm" svg:height="0.669cm" svg:x="17.259cm" svg:y="2.787cm">
            <draw:text-box>
              <text:p text:style-name="P2"><text:span text:style-name="T1">parity</text:span></text:p>
            </draw:text-box>
          </draw:frame>
          <draw:polyline draw:style-name="gr7" draw:text-style-name="P4" draw:layer="layout" svg:width="0.374cm" svg:height="1.249cm" draw:transform="rotate (-1.57079632679579) translate (18.515cm 3.331cm)" svg:viewBox="0 0 375 1250" draw:points="0,-37030 0,-35780 375,-35780">
            <text:p/>
          </draw:polyline>
          <draw:frame draw:style-name="gr5" draw:text-style-name="P4" draw:layer="layout" svg:width="1.242cm" svg:height="0.669cm" svg:x="18.726cm" svg:y="3.831cm">
            <draw:text-box>
              <text:p text:style-name="P5"><text:span text:style-name="T4">sync</text:span></text:p>
            </draw:text-box>
          </draw:frame>
          <draw:frame draw:style-name="gr8" draw:text-style-name="P7" draw:layer="layout" svg:width="7.134cm" svg:height="0.986cm" draw:transform="rotate (1.5707963267946) translate (20.202cm 6.43cm)">
            <draw:text-box>
              <text:p text:style-name="P2"><text:span text:style-name="T1">1</text:span><text:span text:style-name="T5">st</text:span><text:span text:style-name="T1"> <text:s/>image scan-line</text:span></text:p>
            </draw:text-box>
          </draw:frame>
          <draw:frame draw:style-name="gr5" draw:text-style-name="P3" draw:layer="layout" svg:width="1.834cm" svg:height="0.669cm" svg:x="7.14cm" svg:y="3.331cm">
            <draw:text-box>
              <text:p text:style-name="P2"><text:span text:style-name="T1">1300 Hz</text:span></text:p>
            </draw:text-box>
          </draw:frame>
          <draw:frame draw:style-name="gr9" draw:text-style-name="P3" draw:layer="layout" svg:width="1.834cm" svg:height="0.669cm" svg:x="7.14cm" svg:y="5.331cm">
            <draw:text-box>
              <text:p text:style-name="P2"><text:span text:style-name="T1">1100 Hz</text:span></text:p>
            </draw:text-box>
          </draw:frame>
          <draw:frame draw:style-name="gr9" draw:text-style-name="P7" draw:layer="layout" svg:width="1.834cm" svg:height="0.669cm" svg:x="7.14cm" svg:y="4.331cm">
            <draw:text-box>
              <text:p text:style-name="P2"><text:span text:style-name="T1">1200 Hz</text:span></text:p>
            </draw:text-box>
          </draw:frame>
          <draw:line draw:style-name="gr10" draw:text-style-name="P4" draw:layer="layout" svg:x1="17.765cm" svg:y1="5.832cm" svg:x2="7.265cm" svg:y2="5.832cm">
            <text:p/>
          </draw:line>
          <draw:line draw:style-name="gr10" draw:text-style-name="P4" draw:layer="layout" svg:x1="17.765cm" svg:y1="4.824cm" svg:x2="7.265cm" svg:y2="4.824cm">
            <text:p/>
          </draw:line>
          <draw:line draw:style-name="gr10" draw:text-style-name="P4" draw:layer="layout" svg:x1="16.765cm" svg:y1="3.836cm" svg:x2="7.265cm" svg:y2="3.836cm">
            <text:p/>
          </draw:line>
          <draw:frame draw:style-name="gr9" draw:text-style-name="P8" draw:layer="layout" svg:width="0.763cm" svg:height="0.749cm" svg:x="9.889cm" svg:y="3.157cm">
            <draw:text-box>
              <text:p text:style-name="P2"><text:span text:style-name="T6">0</text:span></text:p>
            </draw:text-box>
          </draw:frame>
          <draw:frame draw:style-name="gr9" draw:text-style-name="P8" draw:layer="layout" svg:width="0.763cm" svg:height="0.749cm" svg:x="11.917cm" svg:y="3.146cm">
            <draw:text-box>
              <text:p text:style-name="P2"><text:span text:style-name="T6">0</text:span></text:p>
            </draw:text-box>
          </draw:frame>
          <draw:frame draw:style-name="gr9" draw:text-style-name="P8" draw:layer="layout" svg:width="0.763cm" svg:height="0.749cm" svg:x="13.923cm" svg:y="3.146cm">
            <draw:text-box>
              <text:p text:style-name="P2"><text:span text:style-name="T6">0</text:span></text:p>
            </draw:text-box>
          </draw:frame>
          <draw:frame draw:style-name="gr9" draw:text-style-name="P8" draw:layer="layout" svg:width="0.763cm" svg:height="0.749cm" svg:x="15.905cm" svg:y="3.146cm">
            <draw:text-box>
              <text:p text:style-name="P2"><text:span text:style-name="T6">0</text:span></text:p>
            </draw:text-box>
          </draw:frame>
          <draw:frame draw:style-name="gr9" draw:text-style-name="P8" draw:layer="layout" svg:width="0.763cm" svg:height="0.749cm" svg:x="10.905cm" svg:y="5.1cm">
            <draw:text-box>
              <text:p text:style-name="P2"><text:span text:style-name="T6">1</text:span></text:p>
            </draw:text-box>
          </draw:frame>
          <draw:frame draw:style-name="gr9" draw:text-style-name="P8" draw:layer="layout" svg:width="0.763cm" svg:height="0.749cm" svg:x="12.89cm" svg:y="5.095cm">
            <draw:text-box>
              <text:p text:style-name="P2"><text:span text:style-name="T6">1</text:span></text:p>
            </draw:text-box>
          </draw:frame>
          <draw:frame draw:style-name="gr9" draw:text-style-name="P8" draw:layer="layout" svg:width="0.763cm" svg:height="0.749cm" svg:x="16.89cm" svg:y="5.097cm">
            <draw:text-box>
              <text:p text:style-name="P2"><text:span text:style-name="T6">1</text:span></text:p>
            </draw:text-box>
          </draw:frame>
          <draw:frame draw:style-name="gr9" draw:text-style-name="P8" draw:layer="layout" svg:width="0.763cm" svg:height="0.749cm" svg:x="14.92cm" svg:y="5.096cm">
            <draw:text-box>
              <text:p text:style-name="P2"><text:span text:style-name="T6">1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Tahoma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06-04-12T08:21:45</meta:creation-date>
    <dc:date>2011-02-01T19:57:11</dc:date>
    <meta:print-date>2006-04-12T09:29:53</meta:print-date>
    <dc:language>cs-CZ</dc:language>
    <meta:editing-cycles>7</meta:editing-cycles>
    <meta:editing-duration>PT01H13M59S</meta:editing-duration>
    <dc:creator>BruXy </dc:creator>
    <meta:document-statistic meta:object-count="49"/>
    <meta:user-defined meta:name="Info 1"/>
    <meta:user-defined meta:name="Info 2"/>
    <meta:user-defined meta:name="Info 3"/>
    <meta:user-defined meta:name="Info 4"/>
  </office:meta>
</office:document-meta>
</file>